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co14" style:family="table-column">
      <style:table-column-properties fo:break-before="auto" style:column-width="1.3508in"/>
    </style:style>
    <style:style style:name="co15" style:family="table-column">
      <style:table-column-properties fo:break-before="auto" style:column-width="0.5252in"/>
    </style:style>
    <style:style style:name="co16" style:family="table-column">
      <style:table-column-properties fo:break-before="auto" style:column-width="0.4071in"/>
    </style:style>
    <style:style style:name="co17" style:family="table-column">
      <style:table-column-properties fo:break-before="auto" style:column-width="0.45in"/>
    </style:style>
    <style:style style:name="co18" style:family="table-column">
      <style:table-column-properties fo:break-before="auto" style:column-width="0.4602in"/>
    </style:style>
    <style:style style:name="co19" style:family="table-column">
      <style:table-column-properties fo:break-before="auto" style:column-width="0.4181in"/>
    </style:style>
    <style:style style:name="co20" style:family="table-column">
      <style:table-column-properties fo:break-before="auto" style:column-width="0.4819in"/>
    </style:style>
    <style:style style:name="co21" style:family="table-column">
      <style:table-column-properties fo:break-before="auto" style:column-width="1.75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125:$'IPIP Big 5 Sample Questionnaire'.$C$125])" table:allow-empty-cell="true" table:display-list="no" table:base-cell-address="'IPIP Big 5 Sample Questionnaire'.F5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29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number-columns-repeated="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 – “They Are”</text:p>
          </table:table-cell>
          <table:covered-table-cell table:style-name="ce4"/>
          <table:covered-table-cell table:number-columns-repeated="4" table:style-name="ce21"/>
          <table:table-cell table:number-columns-repeated="35"/>
        </table:table-row>
        <table:table-row table:style-name="ro1">
          <table:table-cell table:style-name="ce2" office:value-type="string" calcext:value-type="string">
            <text:p>[Name]</text:p>
          </table:table-cell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1"/>
          <table:table-cell table:number-columns-repeated="35"/>
        </table:table-row>
        <table:table-row table:style-name="ro2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32"/>
        </table:table-row>
        <table:table-row table:style-name="ro2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They are the life of the party.</text:p>
          </table:table-cell>
          <table:table-cell table:style-name="ce21" table:content-validation-name="val1"/>
          <table:table-cell table:style-name="ce2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style-name="ce22"/>
          <table:table-cell table:number-columns-repeated="17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]);[.AJ5];IF(ISTEXT([.C5]);[.AK5];IF(ISTEXT([.D5]);[.AL5];IF(ISTEXT([.E5]);[.AM5];IF(ISTEXT([.F5]);[.AN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little concern for other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6]);[.AJ6];IF(ISTEXT([.C6]);[.AK6];IF(ISTEXT([.D6]);[.AL6];IF(ISTEXT([.E6]);[.AM6];IF(ISTEXT([.F6]);[.AN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ey are always prepared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7]);[.AJ7];IF(ISTEXT([.C7]);[.AK7];IF(ISTEXT([.D7]);[.AL7];IF(ISTEXT([.E7]);[.AM7];IF(ISTEXT([.F7]);[.AN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8]);[.AJ8];IF(ISTEXT([.C8]);[.AK8];IF(ISTEXT([.D8]);[.AL8];IF(ISTEXT([.E8]);[.AM8];IF(ISTEXT([.F8]);[.AN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9]);[.AJ9];IF(ISTEXT([.C9]);[.AK9];IF(ISTEXT([.D9]);[.AL9];IF(ISTEXT([.E9]);[.AM9];IF(ISTEXT([.F9]);[.AN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talk a lot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0]);[.AJ10];IF(ISTEXT([.C10]);[.AK10];IF(ISTEXT([.D10]);[.AL10];IF(ISTEXT([.E10]);[.AM10];IF(ISTEXT([.F10]);[.AN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ey are interested in peopl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1]);[.AJ11];IF(ISTEXT([.C11]);[.AK11];IF(ISTEXT([.D11]);[.AL11];IF(ISTEXT([.E11]);[.AM11];IF(ISTEXT([.F11]);[.AN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ave their belongings around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2]);[.AJ12];IF(ISTEXT([.C12]);[.AK12];IF(ISTEXT([.D12]);[.AL12];IF(ISTEXT([.E12]);[.AM12];IF(ISTEXT([.F12]);[.AN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ey are relaxed most of the tim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3]);[.AJ13];IF(ISTEXT([.C13]);[.AK13];IF(ISTEXT([.D13]);[.AL13];IF(ISTEXT([.E13]);[.AM13];IF(ISTEXT([.F13]);[.AN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4]);[.AJ14];IF(ISTEXT([.C14]);[.AK14];IF(ISTEXT([.D14]);[.AL14];IF(ISTEXT([.E14]);[.AM14];IF(ISTEXT([.F14]);[.AN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5]);[.AJ15];IF(ISTEXT([.C15]);[.AK15];IF(ISTEXT([.D15]);[.AL15];IF(ISTEXT([.E15]);[.AM15];IF(ISTEXT([.F15]);[.AN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6]);[.AJ16];IF(ISTEXT([.C16]);[.AK16];IF(ISTEXT([.D16]);[.AL16];IF(ISTEXT([.E16]);[.AM16];IF(ISTEXT([.F16]);[.AN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y attention to detail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7]);[.AJ17];IF(ISTEXT([.C17]);[.AK17];IF(ISTEXT([.D17]);[.AL17];IF(ISTEXT([.E17]);[.AM17];IF(ISTEXT([.F17]);[.AN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8]);[.AJ18];IF(ISTEXT([.C18]);[.AK18];IF(ISTEXT([.D18]);[.AL18];IF(ISTEXT([.E18]);[.AM18];IF(ISTEXT([.F18]);[.AN1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vivid imagination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9]);[.AJ19];IF(ISTEXT([.C19]);[.AK19];IF(ISTEXT([.D19]);[.AL19];IF(ISTEXT([.E19]);[.AM19];IF(ISTEXT([.F19]);[.AN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0]);[.AJ20];IF(ISTEXT([.C20]);[.AK20];IF(ISTEXT([.D20]);[.AL20];IF(ISTEXT([.E20]);[.AM20];IF(ISTEXT([.F20]);[.AN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ympathize with others' feel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1]);[.AJ21];IF(ISTEXT([.C21]);[.AK21];IF(ISTEXT([.D21]);[.AL21];IF(ISTEXT([.E21]);[.AM21];IF(ISTEXT([.F21]);[.AN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a mess of th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2]);[.AJ22];IF(ISTEXT([.C22]);[.AK22];IF(ISTEXT([.D22]);[.AL22];IF(ISTEXT([.E22]);[.AM22];IF(ISTEXT([.F22]);[.AN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3]);[.AJ23];IF(ISTEXT([.C23]);[.AK23];IF(ISTEXT([.D23]);[.AL23];IF(ISTEXT([.E23]);[.AM23];IF(ISTEXT([.F23]);[.AN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ey are not interested in abstract idea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4]);[.AJ24];IF(ISTEXT([.C24]);[.AK24];IF(ISTEXT([.D24]);[.AL24];IF(ISTEXT([.E24]);[.AM24];IF(ISTEXT([.F24]);[.AN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art conversation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5]);[.AJ25];IF(ISTEXT([.C25]);[.AK25];IF(ISTEXT([.D25]);[.AL25];IF(ISTEXT([.E25]);[.AM25];IF(ISTEXT([.F25]);[.AN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ey are not interested in other people's problem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6]);[.AJ26];IF(ISTEXT([.C26]);[.AK26];IF(ISTEXT([.D26]);[.AL26];IF(ISTEXT([.E26]);[.AM26];IF(ISTEXT([.F26]);[.AN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7]);[.AJ27];IF(ISTEXT([.C27]);[.AK27];IF(ISTEXT([.D27]);[.AL27];IF(ISTEXT([.E27]);[.AM27];IF(ISTEXT([.F27]);[.AN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ey are easily disturbed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8]);[.AJ28];IF(ISTEXT([.C28]);[.AK28];IF(ISTEXT([.D28]);[.AL28];IF(ISTEXT([.E28]);[.AM28];IF(ISTEXT([.F28]);[.AN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excellent idea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9]);[.AJ29];IF(ISTEXT([.C29]);[.AK29];IF(ISTEXT([.D29]);[.AL29];IF(ISTEXT([.E29]);[.AM29];IF(ISTEXT([.F29]);[.AN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0]);[.AJ30];IF(ISTEXT([.C30]);[.AK30];IF(ISTEXT([.D30]);[.AL30];IF(ISTEXT([.E30]);[.AM30];IF(ISTEXT([.F30]);[.AN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soft heart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1]);[.AJ31];IF(ISTEXT([.C31]);[.AK31];IF(ISTEXT([.D31]);[.AL31];IF(ISTEXT([.E31]);[.AM31];IF(ISTEXT([.F31]);[.AN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2]);[.AJ32];IF(ISTEXT([.C32]);[.AK32];IF(ISTEXT([.D32]);[.AL32];IF(ISTEXT([.E32]);[.AM32];IF(ISTEXT([.F32]);[.AN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3]);[.AJ33];IF(ISTEXT([.C33]);[.AK33];IF(ISTEXT([.D33]);[.AL33];IF(ISTEXT([.E33]);[.AM33];IF(ISTEXT([.F33]);[.AN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have a good imagination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4]);[.AJ34];IF(ISTEXT([.C34]);[.AK34];IF(ISTEXT([.D34]);[.AL34];IF(ISTEXT([.E34]);[.AM34];IF(ISTEXT([.F34]);[.AN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5]);[.AJ35];IF(ISTEXT([.C35]);[.AK35];IF(ISTEXT([.D35]);[.AL35];IF(ISTEXT([.E35]);[.AM35];IF(ISTEXT([.F35]);[.AN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ey are not really interested in other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6]);[.AJ36];IF(ISTEXT([.C36]);[.AK36];IF(ISTEXT([.D36]);[.AL36];IF(ISTEXT([.E36]);[.AM36];IF(ISTEXT([.F36]);[.AN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7]);[.AJ37];IF(ISTEXT([.C37]);[.AK37];IF(ISTEXT([.D37]);[.AL37];IF(ISTEXT([.E37]);[.AM37];IF(ISTEXT([.F37]);[.AN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heir mood a lot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8]);[.AJ38];IF(ISTEXT([.C38]);[.AK38];IF(ISTEXT([.D38]);[.AL38];IF(ISTEXT([.E38]);[.AM38];IF(ISTEXT([.F38]);[.AN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ey are quick to understand th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9]);[.AJ39];IF(ISTEXT([.C39]);[.AK39];IF(ISTEXT([.D39]);[.AL39];IF(ISTEXT([.E39]);[.AM39];IF(ISTEXT([.F39]);[.AN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to draw attention to themself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0]);[.AJ40];IF(ISTEXT([.C40]);[.AK40];IF(ISTEXT([.D40]);[.AL40];IF(ISTEXT([.E40]);[.AM40];IF(ISTEXT([.F40]);[.AN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time out for other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1]);[.AJ41];IF(ISTEXT([.C41]);[.AK41];IF(ISTEXT([.D41]);[.AL41];IF(ISTEXT([.E41]);[.AM41];IF(ISTEXT([.F41]);[.AN4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pan text:style-name="T1">Shirk their</text:span> dutie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2]);[.AJ42];IF(ISTEXT([.C42]);[.AK42];IF(ISTEXT([.D42]);[.AL42];IF(ISTEXT([.E42]);[.AM42];IF(ISTEXT([.F42]);[.AN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3]);[.AJ43];IF(ISTEXT([.C43]);[.AK43];IF(ISTEXT([.D43]);[.AL43];IF(ISTEXT([.E43]);[.AM43];IF(ISTEXT([.F43]);[.AN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se difficult word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4]);[.AJ44];IF(ISTEXT([.C44]);[.AK44];IF(ISTEXT([.D44]);[.AL44];IF(ISTEXT([.E44]);[.AM44];IF(ISTEXT([.F44]);[.AN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mind being the center of attention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5]);[.AJ45];IF(ISTEXT([.C45]);[.AK45];IF(ISTEXT([.D45]);[.AL45];IF(ISTEXT([.E45]);[.AM45];IF(ISTEXT([.F45]);[.AN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6]);[.AJ46];IF(ISTEXT([.C46]);[.AK46];IF(ISTEXT([.D46]);[.AL46];IF(ISTEXT([.E46]);[.AM46];IF(ISTEXT([.F46]);[.AN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ollow a schedul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7]);[.AJ47];IF(ISTEXT([.C47]);[.AK47];IF(ISTEXT([.D47]);[.AL47];IF(ISTEXT([.E47]);[.AM47];IF(ISTEXT([.F47]);[.AN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8]);[.AJ48];IF(ISTEXT([.C48]);[.AK48];IF(ISTEXT([.D48]);[.AL48];IF(ISTEXT([.E48]);[.AM48];IF(ISTEXT([.F48]);[.AN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9]);[.AJ49];IF(ISTEXT([.C49]);[.AK49];IF(ISTEXT([.D49]);[.AL49];IF(ISTEXT([.E49]);[.AM49];IF(ISTEXT([.F49]);[.AN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ey are quiet around stranger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50]);[.AJ50];IF(ISTEXT([.C50]);[.AK50];IF(ISTEXT([.D50]);[.AL50];IF(ISTEXT([.E50]);[.AM50];IF(ISTEXT([.F50]);[.AN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people feel at eas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1]);[.AJ51];IF(ISTEXT([.C51]);[.AK51];IF(ISTEXT([.D51]);[.AL51];IF(ISTEXT([.E51]);[.AM51];IF(ISTEXT([.F51]);[.AN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ey are exacting in their work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2]);[.AJ52];IF(ISTEXT([.C52]);[.AK52];IF(ISTEXT([.D52]);[.AL52];IF(ISTEXT([.E52]);[.AM52];IF(ISTEXT([.F52]);[.AN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3]);[.AJ53];IF(ISTEXT([.C53]);[.AK53];IF(ISTEXT([.D53]);[.AL53];IF(ISTEXT([.E53]);[.AM53];IF(ISTEXT([.F53]);[.AN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ey are full of idea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4]);[.AJ54];IF(ISTEXT([.C54]);[.AK54];IF(ISTEXT([.D54]);[.AL54];IF(ISTEXT([.E54]);[.AM54];IF(ISTEXT([.F54]);[.AN54];0)))))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2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1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3">
          <table:table-cell table:number-columns-repeated="41"/>
        </table:table-row>
        <table:table-row table:style-name="ro3">
          <table:table-cell table:style-name="ce10" office:value-type="string" calcext:value-type="string">
            <text:p>Items copied from <text:span text:style-name="T2">https://ipip.ori.org/New_IPIP-50-item-scale.htm</text:span> on May 23, 2020.</text:p>
          </table:table-cell>
          <table:table-cell table:number-columns-repeated="7"/>
          <table:table-cell table:style-name="Default" table:number-columns-repeated="4"/>
          <table:table-cell table:number-columns-repeated="29"/>
        </table:table-row>
        <table:table-row table:style-name="ro3" table:number-rows-repeated="2">
          <table:table-cell table:number-columns-repeated="41"/>
        </table:table-row>
        <table:table-row table:style-name="ro4">
          <table:table-cell table:style-name="ce12" office:value-type="string" calcext:value-type="string">
            <text:p>Results appear below, starting on row 101</text:p>
          </table:table-cell>
          <table:table-cell table:number-columns-repeated="40"/>
        </table:table-row>
        <table:table-row table:style-name="ro3">
          <table:table-cell/>
          <table:table-cell table:style-name="ce8" table:number-columns-repeated="2"/>
          <table:table-cell table:number-columns-repeated="38"/>
        </table:table-row>
        <table:table-row table:style-name="ro3" table:number-rows-repeated="6">
          <table:table-cell/>
          <table:table-cell table:style-name="Default" table:number-columns-repeated="3"/>
          <table:table-cell table:number-columns-repeated="37"/>
        </table:table-row>
        <table:table-row table:style-name="ro3" table:number-rows-repeated="6">
          <table:table-cell table:number-columns-repeated="41"/>
        </table:table-row>
        <table:table-row table:style-name="ro3">
          <table:table-cell/>
          <table:table-cell table:style-name="Default" table:number-columns-repeated="4"/>
          <table:table-cell table:number-columns-repeated="36"/>
        </table:table-row>
        <table:table-row table:style-name="ro3" table:number-rows-repeated="24">
          <table:table-cell table:number-columns-repeated="41"/>
        </table:table-row>
        <table:table-row table:style-name="ro3">
          <table:table-cell/>
          <table:table-cell table:style-name="Default" table:number-columns-repeated="4"/>
          <table:table-cell table:number-columns-repeated="36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Extraversion</text:p>
          </table:table-cell>
          <table:table-cell table:formula="of:=SUM([.AO5]+[.AO10]+[.AO15]+[.AO20]+[.AO25]+[.AO30]+[.AO35]+[.AO40]+[.AO45]+[.AO50])" office:value-type="float" office:value="0" calcext:value-type="float">
            <text:p>0</text:p>
          </table:table-cell>
          <table:table-cell table:formula="of:=PRODUCT(ORG.LIBREOFFICE.RAWSUBTRACT( [.B102];5);2)" office:value-type="float" office:value="-10" calcext:value-type="float">
            <text:p>-10</text:p>
          </table:table-cell>
          <table:table-cell table:style-name="ce9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Agreeableness</text:p>
          </table:table-cell>
          <table:table-cell table:formula="of:=SUM([.AO6]+[.AO11]+[.AO16]+[.AO21]+[.AO26]+[.AO31]+[.AO36]+[.AO41]+[.AO46]+[.AO51])" office:value-type="float" office:value="0" calcext:value-type="float">
            <text:p>0</text:p>
          </table:table-cell>
          <table:table-cell table:formula="of:=PRODUCT(ORG.LIBREOFFICE.RAWSUBTRACT( [.B103];5);2)" office:value-type="float" office:value="-10" calcext:value-type="float">
            <text:p>-10</text:p>
          </table:table-cell>
          <table:table-cell table:style-name="ce9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Conscientiousness</text:p>
          </table:table-cell>
          <table:table-cell table:formula="of:=SUM([.AO7]+[.AO12]+[.AO17]+[.AO22]+[.AO27]+[.AO32]+[.AO37]+[.AO42]+[.AO47]+[.AO52])" office:value-type="float" office:value="0" calcext:value-type="float">
            <text:p>0</text:p>
          </table:table-cell>
          <table:table-cell table:formula="of:=PRODUCT(ORG.LIBREOFFICE.RAWSUBTRACT( [.B104];5);2)" office:value-type="float" office:value="-10" calcext:value-type="float">
            <text:p>-10</text:p>
          </table:table-cell>
          <table:table-cell table:style-name="ce9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Neuroticism</text:p>
          </table:table-cell>
          <table:table-cell table:formula="of:=SUM([.AO8]+[.AO13]+[.AO18]+[.AO23]+[.AO28]+[.AO33]+[.AO38]+[.AO43]+[.AO48]+[.AO53])" office:value-type="float" office:value="0" calcext:value-type="float">
            <text:p>0</text:p>
          </table:table-cell>
          <table:table-cell table:formula="of:=PRODUCT(ORG.LIBREOFFICE.RAWSUBTRACT( [.B105];5);2)" office:value-type="float" office:value="-10" calcext:value-type="float">
            <text:p>-10</text:p>
          </table:table-cell>
          <table:table-cell table:style-name="ce9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Openness</text:p>
          </table:table-cell>
          <table:table-cell table:formula="of:=SUM([.AO9]+[.AO14]+[.AO19]+[.AO24]+[.AO29]+[.AO34]+[.AO39]+[.AO44]+[.AO49]+[.AO54])" office:value-type="float" office:value="0" calcext:value-type="float">
            <text:p>0</text:p>
          </table:table-cell>
          <table:table-cell table:formula="of:=PRODUCT(ORG.LIBREOFFICE.RAWSUBTRACT( [.B106];5);2)" office:value-type="float" office:value="-10" calcext:value-type="float">
            <text:p>-10</text:p>
          </table:table-cell>
          <table:table-cell table:style-name="ce9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3" table:number-rows-repeated="18">
          <table:table-cell table:number-columns-repeated="41"/>
        </table:table-row>
        <table:table-row table:style-name="ro3">
          <table:table-cell table:style-name="ce17" office:value-type="string" calcext:value-type="string">
            <text:p><text:span text:style-name="T3">Used for input validation</text:span>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8"/>
        </table:table-row>
        <table:table-row table:style-name="ro3" table:number-rows-repeated="1048450">
          <table:table-cell table:number-columns-repeated="41"/>
        </table:table-row>
        <table:table-row table:style-name="ro3">
          <table:table-cell table:number-columns-repeated="41"/>
        </table:table-row>
      </table:table>
      <table:table table:name="Score Values for .csv" table:style-name="ta1">
        <table:table-column table:style-name="co4" table:default-cell-style-name="Default"/>
        <table:table-row table:style-name="ro3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4:15:36.367258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1T14:16:47.082696266</dc:date>
    <meta:editing-duration>PT16H40M30S</meta:editing-duration>
    <meta:editing-cycles>61</meta:editing-cycles>
    <meta:generator>LibreOffice/6.4.6.2$Linux_X86_64 LibreOffice_project/40$Build-2</meta:generator>
    <meta:document-statistic meta:table-count="2" meta:cell-count="555" meta:object-count="0"/>
  </office:meta>
</office:document-meta>
</file>